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22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21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1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18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17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16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3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2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2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1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1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0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2000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9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9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8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8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7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7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6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6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5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5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4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4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3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3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2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2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1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1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0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90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9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9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8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8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7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7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6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6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5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5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4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4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3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3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2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51099310401</text:p>
          </table:table-cell>
          <table:table-cell office:value-type="string" calcext:value-type="string">
            <text:p>198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